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PTSerif-Regular" svg:font-family="PTSerif-Regular" style:font-family-generic="roman"/>
    <style:font-face style:name="Arial Unicode MS1" svg:font-family="'Arial Unicode MS'" style:font-family-generic="system"/>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line-height="140%" fo:text-align="justify" style:justify-single-word="false" fo:orphans="0" fo:widows="0">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weight="bold" style:font-weight-asian="bold" style:font-weight-complex="bold"/>
    </style:style>
    <style:style style:name="P2" style:family="paragraph" style:parent-style-name="Standard">
      <style:paragraph-properties fo:line-height="140%" fo:text-align="justify" style:justify-single-word="false" fo:orphans="0" fo:widows="0">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style>
    <style:style style:name="P3" style:family="paragraph" style:parent-style-name="Standard">
      <style:paragraph-properties fo:margin-left="0.6945in" fo:margin-right="0in" fo:line-height="140%" fo:text-align="justify" style:justify-single-word="false" fo:orphans="0" fo:widows="0" fo:text-indent="-0.6945in" style:auto-text-indent="false">
        <style:tab-stops>
          <style:tab-stop style:position="1.0835in"/>
          <style:tab-stop style:position="1.472in"/>
          <style:tab-stop style:position="1.861in"/>
          <style:tab-stop style:position="2.25in"/>
          <style:tab-stop style:position="2.639in"/>
          <style:tab-stop style:position="3.028in"/>
          <style:tab-stop style:position="3.4165in"/>
          <style:tab-stop style:position="3.8055in"/>
          <style:tab-stop style:position="4.1945in"/>
          <style:tab-stop style:position="4.5835in"/>
          <style:tab-stop style:position="4.972in"/>
          <style:tab-stop style:position="5.361in"/>
        </style:tab-stops>
      </style:paragraph-properties>
    </style:style>
    <style:style style:name="P4" style:family="paragraph" style:parent-style-name="Standard">
      <style:paragraph-properties fo:line-height="140%" fo:text-align="justify" style:justify-single-word="false" fo:orphans="0" fo:widows="0">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font-name="PTSerif-Regular" fo:font-size="11pt" fo:language="fr" fo:country="FR" fo:font-style="normal" fo:font-weight="bold" style:letter-kerning="true" style:font-name-asian="Arial Unicode MS1" style:font-size-asian="11pt" style:language-asian="zh" style:country-asian="CN" style:font-style-asian="normal" style:font-weight-asian="bold" style:font-name-complex="Arial Unicode MS1" style:font-size-complex="11pt" style:language-complex="hi" style:country-complex="IN"/>
    </style:style>
    <style:style style:name="P5" style:family="paragraph" style:parent-style-name="Standard">
      <style:paragraph-properties fo:line-height="140%" fo:text-align="justify" style:justify-single-word="false" fo:orphans="0" fo:widows="0">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font-name="PTSerif-Regular" fo:font-size="11pt" fo:language="fr" fo:country="FR" fo:font-style="normal" fo:font-weight="normal" style:letter-kerning="true" style:font-name-asian="Arial Unicode MS1" style:font-size-asian="11pt" style:language-asian="zh" style:country-asian="CN" style:font-style-asian="normal" style:font-weight-asian="normal" style:font-name-complex="Arial Unicode MS1" style:font-size-complex="11pt" style:language-complex="hi" style:country-complex="IN"/>
    </style:style>
    <style:style style:name="P6" style:family="paragraph" style:parent-style-name="Standard">
      <style:paragraph-properties fo:line-height="140%" fo:text-align="start" style:justify-single-word="false" fo:orphans="0" fo:widows="0">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font-name="PTSerif-Regular" fo:font-size="11pt" fo:language="fr" fo:country="FR" fo:font-style="normal" fo:font-weight="normal" style:letter-kerning="true" style:font-name-asian="Arial Unicode MS1" style:font-size-asian="11pt" style:language-asian="zh" style:country-asian="CN" style:font-style-asian="normal" style:font-weight-asian="normal" style:font-name-complex="Arial Unicode MS1" style:font-size-complex="11pt" style:language-complex="hi" style:country-complex="IN"/>
    </style:style>
    <style:style style:name="P7" style:family="paragraph" style:parent-style-name="Standard">
      <style:paragraph-properties fo:line-height="140%" fo:text-align="justify" style:justify-single-word="false" fo:orphans="0" fo:widows="0">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style>
    <style:style style:name="P8" style:family="paragraph" style:parent-style-name="Standard">
      <style:paragraph-properties fo:margin-left="0.6945in" fo:margin-right="0in" fo:line-height="140%" fo:text-align="justify" style:justify-single-word="false" fo:orphans="0" fo:widows="0" fo:text-indent="-0.6945in" style:auto-text-indent="false">
        <style:tab-stops>
          <style:tab-stop style:position="1.0835in"/>
          <style:tab-stop style:position="1.472in"/>
          <style:tab-stop style:position="1.861in"/>
          <style:tab-stop style:position="2.25in"/>
          <style:tab-stop style:position="2.639in"/>
          <style:tab-stop style:position="3.028in"/>
          <style:tab-stop style:position="3.4165in"/>
          <style:tab-stop style:position="3.8055in"/>
          <style:tab-stop style:position="4.1945in"/>
          <style:tab-stop style:position="4.5835in"/>
          <style:tab-stop style:position="4.972in"/>
          <style:tab-stop style:position="5.361in"/>
        </style:tab-stops>
      </style:paragraph-properties>
      <style:text-properties fo:color="#000000" style:font-name="PTSerif-Regular" fo:font-size="11pt" fo:language="fr" fo:country="FR" fo:font-style="normal" fo:font-weight="normal" style:letter-kerning="true" style:font-name-asian="Arial Unicode MS1" style:font-size-asian="11pt" style:language-asian="zh" style:country-asian="CN" style:font-style-asian="normal" style:font-weight-asian="normal" style:font-name-complex="Arial Unicode MS1" style:font-size-complex="11pt" style:language-complex="hi" style:country-complex="IN"/>
    </style:style>
    <style:style style:name="T1" style:family="text">
      <style:text-properties fo:color="#000000" style:font-name="PTSerif-Regular" fo:font-size="11pt" fo:language="fr" fo:country="FR" fo:font-style="normal" fo:font-weight="normal" style:letter-kerning="true" style:font-name-asian="Arial Unicode MS1" style:font-size-asian="11pt" style:language-asian="zh" style:country-asian="CN" style:font-style-asian="normal" style:font-weight-asian="normal" style:font-name-complex="Arial Unicode MS1" style:font-size-complex="11pt" style:language-complex="hi" style:country-complex="IN"/>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érives (1)</text:p>
      <text:p text:style-name="P4">Report from the desert</text:p>
      <text:p text:style-name="P5">Première publication réalisée sous l’étiquette Greyscale, il s’agit du texte fondateur qui porte en lui des éléments constituant la suite.</text:p>
      <text:p text:style-name="P5"><text:tab/></text:p>
      <text:p text:style-name="P5">Le texte n’a pas été écrit par une personne anglophone. RD. exercice de promotion virale, il circule sous le manteau. On peut le commander sans que j’intervienne dans le processus, tout est automatisé, le texte se diffuse de manière virale sur divers canaux non-humains de prolifération d’objets éditoriaux.</text:p>
      <text:p text:style-name="P2"/>
      <text:p text:style-name="P4">ZKP</text:p>
      <text:p text:style-name="P5">demander l’autorisation: le meilleur moyen d’enliser un projet. mieux vaut s’inspirer de l’adage des codeurs open source: “release early, release often” (publiez tôt, publiez souvent), ainsi que du mot d’ordre des wikipédiens: “be bold” (“n’hésitez pas!”).</text:p>
      <text:p text:style-name="P2"/>
      <text:p text:style-name="P4">Sources</text:p>
      <text:p text:style-name="P8">* Wikipedia … = “a subset of the Internet”, structure à 4 dimensions: 1) la page actuelle, 2) “all these pages linked together” 3) “links to references”, 4) historique des modifications.</text:p>
      <text:p text:style-name="P8">* Wikileaks …</text:p>
      <text:p text:style-name="P8">* Internet Archive … </text:p>
      <text:p text:style-name="P3"/>
      <text:p text:style-name="P8">Matériau d’expérimentation - James Bridle, David Horvitz...</text:p>
      <text:p text:style-name="P3"/>
      <text:p text:style-name="P5">Trois structures dont le mode d’opération et les objectifs sont entièrement différents, et qu’il serait faux de mettre sur un même niveau, mais qui sont profondément impliqués dans la définition de l’archive à l’ère de la banque de donnée électronique.</text:p>
      <text:p text:style-name="P2"/>
      <text:p text:style-name="P2"/>
      <text:p text:style-name="P4">Destruction par effacement</text:p>
      <text:p text:style-name="P3"/>
      <text:p text:style-name="P5">26 octobre 2009: la multinationale Yahoo ferme le site GeoCities, un service d’hébergement gratuit opérant depuis 1994, riche de 38 millions d’utilisateurs. </text:p>
      <text:p text:style-name="P3"/>
      <text:p text:style-name="P2"><text:span text:style-name="T1">L’annonce de fermeture, faite en avril 2009, demeure vague: le site sera désactivé “a un moment où un autre durant l’été”. Jason SCOTT, fervent archiviste de l’ère informatique, coordonna le sauvetage partiel par des archivistes bénévoles, avec pour résultat quelques 660 Gb de données. Il </text:span><text:soft-page-break/><text:span text:style-name="T1">déclarera par la suite que “Yahoo a trouvé le moyen de détruire la plus grande masse d’histoire dans le laps de temps le plus restreint” (SCOTT, 2011).</text:span></text:p>
      <text:p text:style-name="P2"/>
      <text:p text:style-name="P5">L’artiste britannique James BRIDLE, dans sa conférence “The Value of Ruins” (2010), déclara dramatiquement: “J’ai grandi dans un lieu qui n’existe plus, qui a disparu, ”, 38 millions de pages d’utilisateurs. “there were efforts to save aspects of it”. Le data-center du Internet Archive est contenu dans un shipping container, un parmi 17 millions de conteneurs existants… “William Gibson affirma récemment qui si vous avez 15 ans maintenant, vous vivez dans un présent continu, soutenu par nos prothèses mémorielles.” Difficulté de comparer, de ressentir les changements. La capacité d’enregistrer, de préserver des archives, est désormais accessible à un grand nombre.</text:p>
      <text:p text:style-name="P5">Yahoo found a way to destroy the largest amount of history in the shortest amount of time"</text:p>
      <text:p text:style-name="P2"/>
      <text:p text:style-name="P5">Jason Scott: 31:00 “Yahoo found a way to destroy the largest amount of history in the shortest amount of time”. 31:57 : all the things that yahoo has shut down in the last four years. Jason Scott: 20:50 How do we destroy cultures? The answer is: “disenfrenchise, demean, delete” * 1) disenfrenchise: “remove their ability to have any control over something” * 2) demean: “tell people that this is useless, ugly by our design standards, it fails our test” * 3) delete: “who gives a sh*t about those people? these are nothing!” 10 mb space…</text:p>
      <text:p text:style-name="P5">But: “for these people, the widest audience that this genetic line has ever reached”.</text:p>
      <text:p text:style-name="P2"/>
      <text:p text:style-name="P4">Dérives (1)</text:p>
      <text:p text:style-name="P5">alphascript / betascript</text:p>
      <text:p text:style-name="P2"/>
      <text:p text:style-name="P4">Destruction par dévaluation</text:p>
      <text:p text:style-name="P8"><text:tab/>•<text:tab/>la notion de spam infiltre le medium du livre: Amazon et Alphascript - conséquence inévitable du PrintOnDemand?</text:p>
      <text:p text:style-name="P8"><text:tab/>•<text:tab/>scannage/numérisation à grande échelle:</text:p>
      <text:p text:style-name="P8"><text:tab/>•<text:tab/>wikileaks</text:p>
      <text:p text:style-name="P3"/>
      <text:p text:style-name="P5">A portée de main, sur un coin de la table, un livre. Je l’ai emprunté il y a deux jours, dans une bibliothèque publique. Il provient de la bibliothèque des sciences économiques de l’Université de Neuchâtel, et traite de la Neuroéconomie.</text:p>
      <text:p text:style-name="P5">C’est en 2009, la même année que Geocities disparut dans les limbes, qu’un étrange phénomène se manifesta sur Amazon,</text:p>
      <text:p text:style-name="P5">Le titre: Neuroéconomie. Au format A5, 70 pages.</text:p>
      <text:p text:style-name="P5"><text:soft-page-break/>La notion même de culture est détruite par dévaluation: chaque mot clé que l’on entre pour chercher un livre nous retourne des résultats de spam, qu’il s’agit de filtrer...</text:p>
      <text:p text:style-name="P2"/>
      <text:p text:style-name="P2"/>
      <text:p text:style-name="P2"/>
      <text:p text:style-name="P4">Dérives (2)</text:p>
      <text:p text:style-name="P4">Brenoritvrezorkre</text:p>
      <text:p text:style-name="P5">Evoquons un autre cas de figure exemplaire: l’archivage contre le gré des auteurs qui auraient préféré tomber dans l’oubli. </text:p>
      <text:p text:style-name="P5">Un groupe de musique fondé en 1995, auteur de quelques démos cassette (“Vèrmyaprèb”, “Nèvgzérýa”, “Ervoelbtre”…). Dans le milieu des années 2000, la diffusion par des blogs musicaux donne un nouvel essor à cette mouvance musicale jusque là très confidentielle. La popularité grandit au point que des vinyles “inofficiels” apparaissent sur les plates formes de vente en ligne, pour des sommes mirobolantes. Point commun, ces vinyles au graphisme noir et blanc minimaliste, sous des étiquettes aux consonnances françaises, sont en réalité pressés dans des régions comme la Russie ou la Colombie, vraisemblablement à partir des sources mp3, elles-mêmes étant des copies dégradées de la publiation cassette… Nous sommes ici devant un cycle d’archivage et de transfer des plus remarquables: l’enregistrement analogique (copie cassette d’après un master analogique 4-pistes) est numérisé et transformé (par l’algorithme de compression mp3), téléchargé sur un site de partage, avant de revenir à une forme analogique lors du pressage sur vinyle - la boucle est bouclée. On pourrait aussi imaginer que les : la musique de Brenoritvrezorkre, réfractaire à la numérisation, fuit ce format pour revenir à un support unique et limité. La discographie</text:p>
      <text:p text:style-name="P2"/>
      <text:p text:style-name="P2"/>
      <text:p text:style-name="P4">Bibliographie</text:p>
      <text:p text:style-name="P2"/>
      <text:p text:style-name="P6"/>
      <text:p text:style-name="P2"/>
      <text:p text:style-name="P5">&lt;diybookscanner.org&gt;</text:p>
      <text:p text:style-name="P2"/>
      <text:p text:style-name="P2"/>
      <text:p text:style-name="P5"/>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PTSerif-Regular" svg:font-family="PTSerif-Regular" style:font-family-generic="roman"/>
    <style:font-face style:name="Arial Unicode MS1" svg:font-family="'Arial Unicode MS'" style:font-family-generic="system"/>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none"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5-03T00:38:28</meta:creation-date>
    <dc:date>2012-05-05T03:28:10</dc:date>
    <meta:editing-duration>P0D</meta:editing-duration>
    <meta:editing-cycles>2</meta:editing-cycles>
    <meta:generator>LibreOffice/3.5$MacOSX_x86 LibreOffice_project/281b639-6baa1d3-ef66a77-d866f25-f36d45f</meta:generator>
    <meta:document-statistic meta:table-count="0" meta:image-count="0" meta:object-count="0" meta:page-count="3" meta:paragraph-count="36" meta:word-count="861" meta:character-count="5510" meta:non-whitespace-character-count="4677"/>
  </office:meta>
</office:document-meta>
</file>